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A000000AB9F1E558AC4B935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4" text:anchor-type="paragraph" svg:width="11.271cm" svg:height="4.524cm" draw:z-index="0"><draw:image xlink:href="Pictures/10000000000001AA000000AB9F1E558AC4B935B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15:08:46.384099684</meta:creation-date>
    <dc:date>2021-03-16T15:09:02.247392719</dc:date>
    <meta:editing-duration>PT1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